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400000692917062C6AFA8C3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0.75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Quadro de texto 1" draw:style-name="gr1" draw:text-style-name="P1" svg:width="16.17cm" svg:height="20.756cm" svg:x="0.415cm" svg:y="2.51cm"><draw:text-box><text:p/><text:p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20.877cm" svg:height="29.7cm" draw:z-index="0"><draw:image xlink:href="Pictures/10000000000004A400000692917062C6AFA8C3B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1:58:02.258000000</meta:creation-date>
    <dc:date>2023-10-20T12:48:21.425000000</dc:date>
    <meta:editing-duration>PT50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